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20.26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00c4ff"/>
    </style:style>
    <style:style style:name="ce7" style:family="table-cell" style:parent-style-name="Default">
      <style:table-cell-properties fo:background-color="#ff880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retweet_count_post*</text:p>
          </table:table-cell>
          <table:table-cell table:style-name="ce1" office:value-type="string" calcext:value-type="string">
            <text:p>favorites_count_post*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in_degree*</text:p>
          </table:table-cell>
          <table:table-cell table:style-name="ce1" office:value-type="string" calcext:value-type="string">
            <text:p>followers_retweet</text:p>
          </table:table-cell>
          <table:table-cell table:style-name="ce1" office:value-type="string" calcext:value-type="string">
            <text:p>no_followers_retweet</text:p>
          </table:table-cell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comunacritico</text:p>
          </table:table-cell>
          <table:table-cell table:style-name="ce3" office:value-type="string" calcext:value-type="string">
            <text:p>796180188946112512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office:value-type="float" office:value="833" calcext:value-type="float">
            <text:p>833</text:p>
          </table:table-cell>
          <table:table-cell office:value-type="float" office:value="7951" calcext:value-type="float">
            <text:p>7951</text:p>
          </table:table-cell>
          <table:table-cell office:value-type="float" office:value="2366" calcext:value-type="float">
            <text:p>2366</text:p>
          </table:table-cell>
          <table:table-cell office:value-type="float" office:value="446" calcext:value-type="float">
            <text:p>446</text:p>
          </table:table-cell>
          <table:table-cell table:style-name="ce5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string" calcext:value-type="string">
            <text:p>UniCiudadanaAR</text:p>
          </table:table-cell>
          <table:table-cell table:style-name="ce3" office:value-type="string" calcext:value-type="string">
            <text:p>724991849912500224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office:value-type="float" office:value="317" calcext:value-type="float">
            <text:p>317</text:p>
          </table:table-cell>
          <table:table-cell office:value-type="float" office:value="72249" calcext:value-type="float">
            <text:p>72249</text:p>
          </table:table-cell>
          <table:table-cell office:value-type="float" office:value="806" calcext:value-type="float">
            <text:p>806</text:p>
          </table:table-cell>
          <table:table-cell table:style-name="ce5"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table:style-name="ce6"/>
        </table:table-row>
        <table:table-row table:style-name="ro1">
          <table:table-cell office:value-type="string" calcext:value-type="string">
            <text:p>MoreauLeopoldo</text:p>
          </table:table-cell>
          <table:table-cell table:style-name="ce3" office:value-type="string" calcext:value-type="string">
            <text:p>4529320173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681" calcext:value-type="float">
            <text:p>681</text:p>
          </table:table-cell>
          <table:table-cell office:value-type="float" office:value="33498" calcext:value-type="float">
            <text:p>33498</text:p>
          </table:table-cell>
          <table:table-cell office:value-type="float" office:value="710" calcext:value-type="float">
            <text:p>710</text:p>
          </table:table-cell>
          <table:table-cell table:style-name="ce5"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la_campora</text:p>
          </table:table-cell>
          <table:table-cell table:style-name="ce3" office:value-type="string" calcext:value-type="string">
            <text:p>312923505</text:p>
          </table:table-cell>
          <table:table-cell office:value-type="float" office:value="337" calcext:value-type="float">
            <text:p>337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38332" calcext:value-type="float">
            <text:p>38332</text:p>
          </table:table-cell>
          <table:table-cell office:value-type="float" office:value="414" calcext:value-type="float">
            <text:p>414</text:p>
          </table:table-cell>
          <table:table-cell table:style-name="ce5"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6"/>
        </table:table-row>
        <table:table-row table:style-name="ro1">
          <table:table-cell office:value-type="string" calcext:value-type="string">
            <text:p>marianorecalde</text:p>
          </table:table-cell>
          <table:table-cell table:style-name="ce3" office:value-type="string" calcext:value-type="string">
            <text:p>134910253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456" calcext:value-type="float">
            <text:p>456</text:p>
          </table:table-cell>
          <table:table-cell office:value-type="float" office:value="156983" calcext:value-type="float">
            <text:p>156983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style-name="ce7"/>
        </table:table-row>
        <table:table-row table:style-name="ro1">
          <table:table-cell office:value-type="string" calcext:value-type="string">
            <text:p>Juanjos_RP</text:p>
          </table:table-cell>
          <table:table-cell table:style-name="ce3" office:value-type="string" calcext:value-type="string">
            <text:p>148339735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998" calcext:value-type="float">
            <text:p>998</text:p>
          </table:table-cell>
          <table:table-cell office:value-type="float" office:value="10871" calcext:value-type="float">
            <text:p>10871</text:p>
          </table:table-cell>
          <table:table-cell office:value-type="float" office:value="342" calcext:value-type="float">
            <text:p>342</text:p>
          </table:table-cell>
          <table:table-cell office:value-type="float" office:value="163" calcext:value-type="float">
            <text:p>163</text:p>
          </table:table-cell>
          <table:table-cell table:style-name="ce5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MidiaNINJA</text:p>
          </table:table-cell>
          <table:table-cell table:style-name="ce3" office:value-type="string" calcext:value-type="string">
            <text:p>1540034828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1748" calcext:value-type="float">
            <text:p>1748</text:p>
          </table:table-cell>
          <table:table-cell office:value-type="float" office:value="337708" calcext:value-type="float">
            <text:p>33770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TereGarciaOK</text:p>
          </table:table-cell>
          <table:table-cell table:style-name="ce3" office:value-type="string" calcext:value-type="string">
            <text:p>4707533116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1216" calcext:value-type="float">
            <text:p>1216</text:p>
          </table:table-cell>
          <table:table-cell office:value-type="float" office:value="13686" calcext:value-type="float">
            <text:p>13686</text:p>
          </table:table-cell>
          <table:table-cell office:value-type="float" office:value="273" calcext:value-type="float">
            <text:p>273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61" calcext:value-type="float">
            <text:p>161</text:p>
          </table:table-cell>
          <table:table-cell table:style-name="ce7"/>
        </table:table-row>
        <table:table-row table:style-name="ro1">
          <table:table-cell office:value-type="string" calcext:value-type="string">
            <text:p>humbertocostapt</text:p>
          </table:table-cell>
          <table:table-cell table:style-name="ce3" office:value-type="string" calcext:value-type="string">
            <text:p>76049312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office:value-type="float" office:value="2482" calcext:value-type="float">
            <text:p>2482</text:p>
          </table:table-cell>
          <table:table-cell office:value-type="float" office:value="60193" calcext:value-type="float">
            <text:p>60193</text:p>
          </table:table-cell>
          <table:table-cell office:value-type="float" office:value="272" calcext:value-type="float">
            <text:p>272</text:p>
          </table:table-cell>
          <table:table-cell table:style-name="ce5"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jaqueswagner</text:p>
          </table:table-cell>
          <table:table-cell table:style-name="ce3" office:value-type="string" calcext:value-type="string">
            <text:p>62501888</text:p>
          </table:table-cell>
          <table:table-cell office:value-type="float" office:value="429" calcext:value-type="float">
            <text:p>429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57612" calcext:value-type="float">
            <text:p>57612</text:p>
          </table:table-cell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178" calcext:value-type="float">
            <text:p>178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Posts diferentes</text:p>
          </table:table-cell>
          <table:table-cell table:style-name="ce1" office:value-type="string" calcext:value-type="string">
            <text:p>TE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m já passou fome amigo, não esquece.\n\n#LulaValeALuta\n#EleiçãoSemLulaÉFraude\n#TRF4 https://t.co/0T7zuaKiTU</text:p>
          </table:table-cell>
          <table:table-cell office:value-type="float" office:value="638" calcext:value-type="float">
            <text:p>638</text:p>
          </table:table-cell>
          <table:table-cell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munacritico</text:p>
          </table:table-cell>
          <table:table-cell office:value-type="string" calcext:value-type="string">
            <text:p>Isso foi o retrato do governo tucano que mudou no governo PT.\n\nSe a fome alheia não te incomoda, então eu entendo s… https://t.co/7jbtLwo8zv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m juiz que chega escoltado e um réu que chega nos braços do povo\n\nIsso diz muito!!\n\n#TRF4\n#lula\n#EleiçãoSemLulaÉFraude \n#CadeAProva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table:number-columns-repeated="4"/>
          <table:table-cell office:value-type="string" calcext:value-type="string">
            <text:p>Robot_K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elite, a Globo, e a classe média manipulada querem a condenação\n\nO povo, que teve avanços no governo Lula quer a… https://t.co/ZUDDMHDsNS</text:p>
          </table:table-cell>
          <table:table-cell office:value-type="float" office:value="382" calcext:value-type="float">
            <text:p>382</text:p>
          </table:table-cell>
          <table:table-cell office:value-type="float" office:value="775" calcext:value-type="float">
            <text:p>77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UniCiudadanaAR</text:p>
          </table:table-cell>
          <table:table-cell office:value-type="string" calcext:value-type="string">
            <text:p>#JusticiaPorLula \n#EleiçãoSemLulaéFraude https://t.co/Ox9GfW0Bwr</text:p>
          </table:table-cell>
          <table:table-cell office:value-type="float" office:value="519" calcext:value-type="float">
            <text:p>519</text:p>
          </table:table-cell>
          <table:table-cell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fender a Lula es defender la Democracia.\n#JusticiaPorLula \n#EleiçãoSemLulaéFraude https://t.co/OpD1h3HGF5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oreauLeopoldo</text:p>
          </table:table-cell>
          <table:table-cell office:value-type="string" calcext:value-type="string">
            <text:p>El Crimen de Lula es haber sacado a 36 millones de personas de la pobreza.\n#EleicaoSemLulaEFraude \n#JusticiaPorLula https://t.co/67C59n2Iud</text:p>
          </table:table-cell>
          <table:table-cell office:value-type="float" office:value="473" calcext:value-type="float">
            <text:p>473</text:p>
          </table:table-cell>
          <table:table-cell office:value-type="float" office:value="594" calcext:value-type="float">
            <text:p>5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fender a Lula es defender la Democracia. \n #JusticiaPorLula\n #EleiçãoSemLulaéFraude https://t.co/RbDJXoUBOY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_campora</text:p>
          </table:table-cell>
          <table:table-cell office:value-type="string" calcext:value-type="string">
            <text:p>Crimen de Lula: sacar de la pobreza a 36 millones de personas.\n\n#JusticiaPorLula <text:s/>#EleicaoSemLulaEFraude https://t.co/u1A007UcOE</text:p>
          </table:table-cell>
          <table:table-cell office:value-type="float" office:value="173" calcext:value-type="float">
            <text:p>173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fender a Lula es defender la democracia. \n\n#JusticiaPorLula <text:s/>#EleicaoSemLulaEFraude https://t.co/0VZRjvz2Vq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eguir a Lula es atacar al Estado de Derecho. \n\n#JusticiaPorLula #EleicaoSemLulaEFraude https://t.co/QiwdUnwdNr</text:p>
          </table:table-cell>
          <table:table-cell office:value-type="float" office:value="460" calcext:value-type="float">
            <text:p>460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arianorecalde</text:p>
          </table:table-cell>
          <table:table-cell office:value-type="string" calcext:value-type="string">
            <text:p>Para que los brasileños puedan elegir con libertad en qué país quieren vivir, #JusticiaPorLula.… https://t.co/OuzZ3e4fg3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Juanjos_RP</text:p>
          </table:table-cell>
          <table:table-cell office:value-type="string" calcext:value-type="string">
            <text:p>- Ahí lo tenés al .... Fantoche!!!\n#MacricidioDia777\n#EleicaoSemLulaEFraude\n#JusticiaPorLula\n#BuenMiercoles… https://t.co/5QXYbC5eVT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 CACHIVACHES HABLANDO DE #CFK...HAY DIOS!!!\n#Lula \n#MacricidioDia777\n#EleicaoSemLulaEFraude\n#JusticiaPorLula… https://t.co/AAS8Rm76kQ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ente,+fotos y videos ?? https://t.co/qcpG7nK9b5\n#Lula \n#MacricidioDia777\n#EleicaoSemLulaEFraude\n#JusticiaPorLula… https://t.co/csGhEw4LEs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iain: "Les importa tres carajo si este modelo es insustentable"\n#Lula\n#MacricidioDia777\n#EleicaoSemLulaEFraude… https://t.co/WG1rerQtol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LibertadATodosLosPresosPoliticos <text:s/>Jorge Elbaum nos dice...\n#Lula\n#MacricidioDia777\n#EleicaoSemLulaEFraude… https://t.co/youI5FkMkE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 animas a subir al Amarillo colectivo Avión¿?...\n#Lula\n#MacricidioDia777\n#EleicaoSemLulaEFraude\n#JusticiaPorLula… https://t.co/I5Jd1VVMB7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 #aovivo: TV Democracia em São Paulo-SP! #PovoComLula\ndejo el link para ver en vivo la movilización en Bra… https://t.co/C43nvqQ6g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idiaNINJA</text:p>
          </table:table-cell>
          <table:table-cell office:value-type="string" calcext:value-type="string">
            <text:p>Ontem, 23, em Nova York, militantes do Defend Democracy in Brazil realizaram um ato público em defesa da democracia… https://t.co/MkadQn5VBJ</text:p>
          </table:table-cell>
          <table:table-cell office:value-type="float" office:value="323" calcext:value-type="float">
            <text:p>323</text:p>
          </table:table-cell>
          <table:table-cell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 acampamento segue firme e forte em defesa da democracia. Os presentes acompanham o julgamento do recurso do ex-pr… https://t.co/DNgbZGW1qA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ampamento da Democracia em Porto Alegre mantém a animação e mobilização e acompanha o julgamento de #Lula no TRF4… https://t.co/2ZWGC8EZBg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ampamento da Democracia em Porto Alegre mantém a animação e mobilização e acompanha o julgamento de #Lula no TRF4… https://t.co/HO0FaGSvnp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ampamento da Democracia em Porto Alegre mantém a animação e mobilização e acompanha o julgamento de #Lula no TRF4… https://t.co/zXQLjXDVi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 sol forte de Porto Alegre não desmobilizou a vigília dos militantes do Acampamento da Democracia, que estão acomp… https://t.co/XO2h1Rv09y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 sol forte de Porto Alegre não desmobilizou a vigília dos militantes do Acampamento da Democracia, que estão acomp… https://t.co/1kuWCz4XKD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gestão de @FilipeTois para pena de Lula \n#EleiçãoSemLulaÉFraude https://t.co/nZ9XNsLG5d</text:p>
          </table:table-cell>
          <table:table-cell office:value-type="float" office:value="113" calcext:value-type="float">
            <text:p>113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 Berlim, brasileiros também se manifestam a favor da democracia e contra a perseguição política que sofre o ex-pr… https://t.co/cuBswigUgV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o em defesa da democracia e do presidente Lula em São Paulo! #eleiçãosemlulaéfraude Acompanhe:… https://t.co/5nG5gJ078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ereGarciaOK</text:p>
          </table:table-cell>
          <table:table-cell office:value-type="string" calcext:value-type="string">
            <text:p>El crimen de Lula: Sacar de la pobreza a 36 millones de personas.\n#JusticiaPorLula\n#EleicaoSemLulaEFraude https://t.co/hx51Tr5n78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fender a Lula es defender la Democracia. \n #JusticiaPorLula <text:s/>\n #EleiçãoSemLulaéFraude https://t.co/PuQo49QU1c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JusticiaPorLula\n#EleicaoSemLulaEFraude https://t.co/M6ZWVf8cYG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umbertocostapt</text:p>
          </table:table-cell>
          <table:table-cell office:value-type="string" calcext:value-type="string">
            <text:p>Acompanhe, ao vivo, o julgamento de Lula pelo TRF4. #EleiçãoSemLulaÉFraude #CadêAsProvas <text:a xlink:href="https://t.co/MgbwX5IYAe" xlink:type="simple">https://t.co/MgbwX5IYAe</text:a>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êAsProvas https://t.co/J2J3yCA51f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ErVwrf3hSV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fsh1vsVOpw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f9WqJaAkOj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 força com Lula, o maior líder político e maior presidente da história deste país. Com provas.\n\n#CadêAProva… https://t.co/F9mwLLKml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yRLGe9Btb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ui9Esx3Seh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WJ4WPx1r4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ompanhe, ao vivo, o julgamento de Lula pelo TRF4. #EleiçãoSemLulaÉFraude #CadeAProva https://t.co/eH5qTYEVI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dê a equidade, a imparcialidade? Cadê a Justiça? #CadêAProva? #EleiçãoSemLulaÉFraude https://t.co/QZZEfm3zMf</text:p>
          </table:table-cell>
          <table:table-cell office:value-type="float" office:value="429" calcext:value-type="float">
            <text:p>429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jaqueswagner</text:p>
          </table:table-cell>
          <table:table-cell office:value-type="string" calcext:value-type="string">
            <text:p>Não vamos deixar que um julgamento político, parcial e sem provas violente mais uma vez a soberania popular, já gol… https://t.co/lyijCWZFwo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mais vamos nos render diante da injustiça. Vamos lutar nas ruas, na Justiça, nas redes, em cada canto do Brasil.… https://t.co/WpV14aW0ux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mos lutar para desmontar essa fraude jurídica, lutar para provar a inocência de @LulapeloBrasil, para garantir se… https://t.co/qfcwmc2hYf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mos lutar, com o apoio do povo, para denunciar mais essa grave violação à democracia e para que esse país volte a… https://t.co/FLilcJdHAn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sa batalha não termina hoje. A luta continua, a luta está apenas começando. #PovoComLula #EleiçãoSemLulaÉFraude @LulapeloBrasil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0:46:43.764246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2:50.591362327</meta:creation-date>
    <dc:date>2018-03-12T16:26:50.684263731</dc:date>
    <meta:editing-duration>PT17H8M19S</meta:editing-duration>
    <meta:editing-cycles>6</meta:editing-cycles>
    <meta:generator>LibreOffice/5.1.6.2$Linux_X86_64 LibreOffice_project/10m0$Build-2</meta:generator>
    <meta:document-statistic meta:table-count="1" meta:cell-count="257" meta:object-count="0"/>
  </office:meta>
</office:document-meta>
</file>